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6cm" fo:min-width="4.46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5cm" fo:min-width="4.5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01cm" fo:min-width="4.72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cm" fo:min-width="7.75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000000" draw:marker-start-width="0.252cm" draw:marker-end="Стили_20_стрелок_20_3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Стили_20_стрелок_20_4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Стили_20_стрелок_20_5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Стили_20_стрелок_20_6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000000" draw:marker-start-width="0.252cm" draw:marker-end="Стили_20_стрелок_20_7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Стили_20_стрелок_20_8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Стили_20_стрелок_20_9" draw:marker-end-width="0.3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3.501cm" fo:min-width="6.64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8" draw:id="id8" draw:layer="layout" svg:width="5.5cm" svg:height="1cm" svg:x="7.625cm" svg:y="24.25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5cm" svg:height="2.75cm" svg:x="7.875cm" svg:y="3cm">
          <text:p text:style-name="P1">timeWait=0</text:p>
          <text:p text:style-name="P1">timeSys=0</text:p>
          <text:p text:style-name="P1">timeWork=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8.75cm" svg:height="1.75cm" svg:x="6cm" svg:y="6.75cm">
          <text:p text:style-name="P1">i = 0, i &lt; Nserve, i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2" xml:id="id3" draw:id="id3" draw:layer="layout" svg:width="8.25cm" svg:height="1.75cm" svg:x="6.25cm" svg:y="9.45cm">
          <text:p text:style-name="P1">timeWait += (Z_begin[i] - z_arrive[i)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8.25cm" svg:height="1.75cm" svg:x="6.25cm" svg:y="12.1cm">
          <text:p text:style-name="P1">timeSys += (Z_end[i] - z_arrive[i]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8.25cm" svg:height="1.75cm" svg:x="6.25cm" svg:y="14.65cm">
          <text:p text:style-name="P1">timeWork += z_serve[i]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0.375cm" svg:y1="5.75cm" svg:x2="10.375cm" svg:y2="6.75cm" draw:start-shape="id1" draw:start-glue-point="6" draw:end-shape="id2" draw:end-glue-point="4" svg:d="M10375 5750v1000" svg:viewBox="0 0 1 1001">
          <text:p/>
        </draw:connector>
        <draw:connector draw:style-name="gr6" draw:text-style-name="P3" draw:layer="layout" svg:x1="10.375cm" svg:y1="8.5cm" svg:x2="10.375cm" svg:y2="9.45cm" draw:start-shape="id2" draw:start-glue-point="6" draw:end-shape="id3" draw:end-glue-point="4" svg:d="M10375 8500v950" svg:viewBox="0 0 1 951">
          <text:p/>
        </draw:connector>
        <draw:connector draw:style-name="gr7" draw:text-style-name="P3" draw:layer="layout" svg:x1="10.375cm" svg:y1="11.2cm" svg:x2="10.375cm" svg:y2="12.1cm" draw:start-shape="id3" draw:start-glue-point="6" draw:end-shape="id4" draw:end-glue-point="4" svg:d="M10375 11200v900" svg:viewBox="0 0 1 901">
          <text:p/>
        </draw:connector>
        <draw:connector draw:style-name="gr8" draw:text-style-name="P3" draw:layer="layout" svg:x1="10.375cm" svg:y1="13.85cm" svg:x2="10.375cm" svg:y2="14.65cm" draw:start-shape="id4" draw:start-glue-point="6" draw:end-shape="id5" draw:end-glue-point="4" svg:d="M10375 13850v800" svg:viewBox="0 0 1 801">
          <text:p/>
        </draw:connector>
        <draw:connector draw:style-name="gr9" draw:text-style-name="P3" draw:layer="layout" draw:line-skew="0cm -1.249cm" svg:x1="10.375cm" svg:y1="16.4cm" svg:x2="6cm" svg:y2="7.625cm" draw:start-shape="id5" draw:start-glue-point="6" draw:end-shape="id2" draw:end-glue-point="5" svg:d="M10375 16400v519h-6142v-9294h1767" svg:viewBox="0 0 6143 9295">
          <text:p/>
        </draw:connector>
        <draw:connector draw:style-name="gr10" draw:text-style-name="P3" draw:layer="layout" draw:line-skew="0cm 3.991cm" svg:x1="14.75cm" svg:y1="7.625cm" svg:x2="10.375cm" svg:y2="19cm" draw:start-shape="id2" draw:start-glue-point="7" draw:end-shape="id6" draw:end-glue-point="5" svg:d="M14750 7625h519v10125h-4894v1250" svg:viewBox="0 0 4895 11376">
          <text:p/>
        </draw:connector>
        <draw:custom-shape draw:style-name="gr1" draw:text-style-name="P2" xml:id="id7" draw:id="id7" draw:layer="layout" svg:width="5.5cm" svg:height="1cm" svg:x="7.625cm" svg:y="1.251cm">
          <text:p text:style-name="P1">Output_info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svg:x1="10.375cm" svg:y1="2.251cm" svg:x2="10.375cm" svg:y2="3cm" draw:start-shape="id7" draw:start-glue-point="6" draw:end-shape="id1" draw:end-glue-point="4" svg:d="M10375 2251v749" svg:viewBox="0 0 1 750">
          <text:p/>
        </draw:connector>
        <draw:connector draw:style-name="gr12" draw:text-style-name="P3" draw:layer="layout" svg:x1="10.375cm" svg:y1="22.75cm" svg:x2="10.375cm" svg:y2="24.25cm" draw:start-shape="id6" draw:start-glue-point="8" draw:end-shape="id8" draw:end-glue-point="4" svg:d="M10375 22750v1500" svg:viewBox="0 0 1 1501">
          <text:p/>
        </draw:connector>
        <draw:custom-shape draw:style-name="gr13" draw:text-style-name="P5" xml:id="id6" draw:id="id6" draw:layer="layout" svg:width="11.75cm" svg:height="3.75cm" svg:x="4.5cm" svg:y="19cm">
          <text:p text:style-name="P4">Nin, Nserve, </text:p>
          <text:p text:style-name="P4">timeWait / Nserve, </text:p>
          <text:p text:style-name="P4">timeSys / Nserve,</text:p>
          <text:p text:style-name="P4">timeWork / timeEn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23:50:46.346000000</meta:creation-date>
    <dc:date>2024-04-23T00:06:07.096000000</dc:date>
    <meta:editing-duration>PT9M53S</meta:editing-duration>
    <meta:editing-cycles>25</meta:editing-cycles>
    <meta:generator>LibreOffice/7.6.6.3$Windows_X86_64 LibreOffice_project/d97b2716a9a4a2ce1391dee1765565ea469b0ae7</meta:generator>
    <meta:document-statistic meta:object-count="16"/>
  </office:meta>
</office:document-meta>
</file>